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cm" fo:margin-right="0cm" fo:margin-top="0.423cm" fo:margin-bottom="0.212cm" style:contextual-spacing="false" fo:line-height="125%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5" style:family="paragraph" style:parent-style-name="Text_20_body" style:list-style-name="L3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6" style:family="paragraph" style:parent-style-name="Text_20_body" style:list-style-name="L4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7" style:family="paragraph" style:parent-style-name="Text_20_body" style:list-style-name="L5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8" style:family="paragraph" style:parent-style-name="Text_20_body" style:list-style-name="L6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9" style:family="paragraph" style:parent-style-name="Text_20_body" style:list-style-name="L7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10" style:family="paragraph" style:parent-style-name="Text_20_body" style:list-style-name="L12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11" style:family="paragraph" style:parent-style-name="Text_20_body" style:list-style-name="L17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12" style:family="paragraph" style:parent-style-name="Text_20_body" style:list-style-name="L26">
      <style:paragraph-properties fo:margin-left="0cm" fo:margin-right="0cm" fo:margin-top="0.053cm" fo:margin-bottom="0.053cm" style:contextual-spacing="false" fo:text-indent="0cm" style:auto-text-indent="false" fo:padding="0cm" fo:border="none"/>
      <style:text-properties fo:font-weight="bold"/>
    </style:style>
    <style:style style:name="P13" style:family="paragraph" style:parent-style-name="Text_20_body" style:list-style-name="L8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14" style:family="paragraph" style:parent-style-name="Text_20_body" style:list-style-name="L9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15" style:family="paragraph" style:parent-style-name="Text_20_body" style:list-style-name="L10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16" style:family="paragraph" style:parent-style-name="Text_20_body" style:list-style-name="L11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17" style:family="paragraph" style:parent-style-name="Text_20_body" style:list-style-name="L13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18" style:family="paragraph" style:parent-style-name="Text_20_body" style:list-style-name="L14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19" style:family="paragraph" style:parent-style-name="Text_20_body" style:list-style-name="L15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20" style:family="paragraph" style:parent-style-name="Text_20_body" style:list-style-name="L16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21" style:family="paragraph" style:parent-style-name="Text_20_body" style:list-style-name="L18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22" style:family="paragraph" style:parent-style-name="Text_20_body" style:list-style-name="L19">
      <style:paragraph-properties fo:margin-left="0.847cm" fo:margin-right="0cm" fo:margin-top="0.053cm" fo:margin-bottom="0.053cm" style:contextual-spacing="false" fo:text-indent="0cm" style:auto-text-indent="false" fo:padding="0cm" fo:border="none"/>
    </style:style>
    <style:style style:name="P23" style:family="paragraph" style:parent-style-name="Text_20_body" style:list-style-name="L20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4" style:family="paragraph" style:parent-style-name="Text_20_body" style:list-style-name="L21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5" style:family="paragraph" style:parent-style-name="Text_20_body" style:list-style-name="L22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6" style:family="paragraph" style:parent-style-name="Text_20_body" style:list-style-name="L23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7" style:family="paragraph" style:parent-style-name="Text_20_body" style:list-style-name="L24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8" style:family="paragraph" style:parent-style-name="Text_20_body" style:list-style-name="L25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29" style:family="paragraph" style:parent-style-name="Text_20_body" style:list-style-name="L27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</style:style>
    <style:style style:name="P30" style:family="paragraph" style:parent-style-name="Text_20_body" style:list-style-name="L28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</style:style>
    <style:style style:name="P31" style:family="paragraph" style:parent-style-name="Text_20_body" style:list-style-name="L29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</style:style>
    <style:style style:name="P32" style:family="paragraph" style:parent-style-name="Text_20_body" style:list-style-name="L30">
      <style:paragraph-properties fo:margin-left="0.847cm" fo:margin-right="0cm" fo:margin-top="0.053cm" fo:margin-bottom="0.053cm" style:contextual-spacing="false" fo:line-height="140%" fo:text-indent="0cm" style:auto-text-indent="false" fo:padding="0cm" fo:border="none"/>
    </style:style>
    <style:style style:name="P33" style:family="paragraph" style:parent-style-name="Text_20_body" style:list-style-name="L40">
      <style:paragraph-properties fo:margin-left="0cm" fo:margin-right="0cm" fo:margin-top="0.053cm" fo:margin-bottom="0.053cm" style:contextual-spacing="false" fo:line-height="140%" fo:text-indent="0cm" style:auto-text-indent="false" fo:padding="0cm" fo:border="none"/>
    </style:style>
    <style:style style:name="P34" style:family="paragraph" style:parent-style-name="Text_20_body" style:list-style-name="L31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5" style:family="paragraph" style:parent-style-name="Text_20_body" style:list-style-name="L32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6" style:family="paragraph" style:parent-style-name="Text_20_body" style:list-style-name="L33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7" style:family="paragraph" style:parent-style-name="Text_20_body" style:list-style-name="L34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8" style:family="paragraph" style:parent-style-name="Text_20_body" style:list-style-name="L35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39" style:family="paragraph" style:parent-style-name="Text_20_body" style:list-style-name="L36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40" style:family="paragraph" style:parent-style-name="Text_20_body" style:list-style-name="L37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41" style:family="paragraph" style:parent-style-name="Text_20_body" style:list-style-name="L38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P42" style:family="paragraph" style:parent-style-name="Text_20_body" style:list-style-name="L39">
      <style:paragraph-properties fo:margin-left="0cm" fo:margin-right="0cm" fo:margin-top="0.053cm" fo:margin-bottom="0.053cm" style:contextual-spacing="false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Droid Sans Mono" loext:padding="0cm" loext:border="none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076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📚 <text:span text:style-name="T1">Proje Dokümantasyonu (Güncellenmiş)</text:span></text:h>
      <text:p text:style-name="P2">🔐 <text:span text:style-name="T1">Secure OCPP-to-CAN Bridge</text:span><text:span text:style-name="T2">Blockchain-Secured Automotive Gateway with ML-Powered Intrusion Detection</text:span></text:p>
      <text:h text:style-name="P1" text:outline-level="4">1. TANIMLAMA</text:h>
      <text:list text:style-name="L1">
        <text:list-item>
          <text:p text:style-name="P3"><text:span text:style-name="T1">Proje Adı:</text:span> Secure OCPP-to-CAN Bridge</text:p>
        </text:list-item>
      </text:list>
      <text:list text:style-name="L2">
        <text:list-item>
          <text:p text:style-name="P4"><text:span text:style-name="T1">Proje Lideri:</text:span> Sudem Cücemen / Sude Demir</text:p>
        </text:list-item>
      </text:list>
      <text:list text:style-name="L3">
        <text:list-item>
          <text:p text:style-name="P5"><text:span text:style-name="T1">Ekip Üyeleri:</text:span> Sude Demir, Sudem Cücemen, Sena Ateş, Enes Malik, Uğur Berktaş, İbrahim Kerem Güven, Semih Tepe, Özgün Deniz Sevilmiş, Şerif Bayram, Oğuzhan Erdoğan, Selanur Ayaz.</text:p>
        </text:list-item>
      </text:list>
      <text:list text:style-name="L4">
        <text:list-item>
          <text:p text:style-name="P6"><text:span text:style-name="T1">Proje Türü:</text:span> Akademik Araştırma Projesi - Elektrikli Araç Şarj İstasyonu Güvenliği</text:p>
        </text:list-item>
      </text:list>
      <text:list text:style-name="L5">
        <text:list-item>
          <text:p text:style-name="P7"><text:span text:style-name="T1">Proje Süresi:</text:span> 2024-2025 Akademik Yılı</text:p>
        </text:list-item>
      </text:list>
      <text:h text:style-name="P1" text:outline-level="4">2. ASANSÖR KONUŞMASI</text:h>
      <text:p text:style-name="P2">"Elektrikli araç şarj istasyonlarında, OCPP protokolü ile araç içi CAN-Bus arasındaki kritik köprüyü güvenli hale getiriyoruz. Blockchain teknolojisi ile her mesajı değiştirilemez şekilde kaydediyor, makine öğrenmesi destekli hibrit bir saldırı tespit sistemi ile gerçek zamanlı tehditleri yakalıyoruz. Sistem; şarj manipülasyonu, enerji hırsızlığı ve yetkisiz erişim girişimlerini anında engelleyerek modern otomotiv siber güvenliği için uçtan uca bir çözüm sunar."</text:p>
      <text:h text:style-name="P1" text:outline-level="4">3. GENEL BAKIŞ</text:h>
      <text:list text:style-name="L6">
        <text:list-item>
          <text:p text:style-name="P8"><text:span text:style-name="T1">Amacı:</text:span> OCPP ve CAN-Bus arasındaki veri geçişini blockchain ve ML ile korumak.</text:p>
        </text:list-item>
      </text:list>
      <text:list text:style-name="L7">
        <text:list-item>
          <text:p text:style-name="P9">Kapsam:</text:p>
        </text:list-item>
      </text:list>
      <text:list text:style-name="L8">
        <text:list-item>
          <text:p text:style-name="P13"><text:span text:style-name="T1">9 Özgün Anomali Senaryosu</text:span> (MitM, Flood, Sampling, Fail-Open, Ransomware, Latency, Replay, Entropy, Poisoning).</text:p>
        </text:list-item>
      </text:list>
      <text:list text:style-name="L9">
        <text:list-item>
          <text:p text:style-name="P14"><text:span text:style-name="T1">Blockchain:</text:span> SHA-256 zinciri ve ECDSA (SECP256k1) dijital imzalar.</text:p>
        </text:list-item>
      </text:list>
      <text:list text:style-name="L10">
        <text:list-item>
          <text:p text:style-name="P15"><text:span text:style-name="T1">ML Motoru:</text:span> Isolation Forest tabanlı anomali tespiti.</text:p>
        </text:list-item>
      </text:list>
      <text:list text:style-name="L11">
        <text:list-item>
          <text:p text:style-name="P16"><text:span text:style-name="T1">Dashboard:</text:span> Streamlit tabanlı, "Sistem Nasıl Önledi?" panelli kullanıcı arayüzü.</text:p>
        </text:list-item>
      </text:list>
      <text:h text:style-name="P1" text:outline-level="4">4. GEREKSİNİMLER</text:h>
      <text:list text:style-name="L12">
        <text:list-item>
          <text:p text:style-name="P10">Fonksiyonel (FR):</text:p>
        </text:list-item>
      </text:list>
      <text:list text:style-name="L13">
        <text:list-item>
          <text:p text:style-name="P17"><text:span text:style-name="T1">FR1:</text:span> OCPP (Start/Stop/Meter) → CAN (0x200/0x201/0x300) dönüşümü.</text:p>
        </text:list-item>
      </text:list>
      <text:list text:style-name="L14">
        <text:list-item>
          <text:p text:style-name="P18"><text:span text:style-name="T1">FR2:</text:span> Her işlemin blockchain'e mühürlenmesi ve imza doğrulaması.</text:p>
        </text:list-item>
      </text:list>
      <text:list text:style-name="L15">
        <text:list-item>
          <text:p text:style-name="P19"><text:span text:style-name="T1">FR3:</text:span> Hibrit IDS (15+ statik kural + ML skoru).</text:p>
        </text:list-item>
      </text:list>
      <text:list text:style-name="L16">
        <text:list-item>
          <text:p text:style-name="P20"><text:span text:style-name="T1">FR4:</text:span> Gerçek zamanlı trafik analizi ve görsel uyarılar.</text:p>
        </text:list-item>
      </text:list>
      <text:list text:style-name="L17">
        <text:list-item>
          <text:p text:style-name="P11">Performans:</text:p>
        </text:list-item>
      </text:list>
      <text:list text:style-name="L18">
        <text:list-item>
          <text:p text:style-name="P21">Alert tespit &lt; 100ms.</text:p>
        </text:list-item>
      </text:list>
      <text:list text:style-name="L19">
        <text:list-item>
          <text:p text:style-name="P22">Veri işleme hızı: Saniyede binlerce CAN frame.</text:p>
        </text:list-item>
      </text:list>
      <text:list text:style-name="L20">
        <text:list-item>
          <text:p text:style-name="P23"><text:span text:style-name="T1">Sistem:</text:span> Python 3.10+, Linux (vcan0 desteği), 4GB+ RAM.</text:p>
        </text:list-item>
      </text:list>
      <text:h text:style-name="P1" text:outline-level="4"><text:soft-page-break/>5. İŞLEVSELLİK VE KULLANIM DURUMLARI (UC)</text:h>
      <text:list text:style-name="L21">
        <text:list-item>
          <text:p text:style-name="P24"><text:span text:style-name="T1">UC1:</text:span> OCPP komutunun blockchain onaylı CAN frame'ine dönüştürülmesi.</text:p>
        </text:list-item>
      </text:list>
      <text:list text:style-name="L22">
        <text:list-item>
          <text:p text:style-name="P25"><text:span text:style-name="T1">UC2:</text:span> Saldırganın enjekte ettiği yetkisiz frame'in IDS tarafından bloklanması.</text:p>
        </text:list-item>
      </text:list>
      <text:list text:style-name="L23">
        <text:list-item>
          <text:p text:style-name="P26"><text:span text:style-name="T1">UC3:</text:span> "Fail-Open" durumunda sistemin kendini "Fail-Secure" moduna alması.</text:p>
        </text:list-item>
      </text:list>
      <text:list text:style-name="L24">
        <text:list-item>
          <text:p text:style-name="P27"><text:span text:style-name="T1">UC4:</text:span> Dashboard üzerinden saldırı simülasyonlarının tek tıkla başlatılması ve sonuçların izlenmesi.</text:p>
        </text:list-item>
      </text:list>
      <text:h text:style-name="P1" text:outline-level="4">6. TASARIM VE MİMARİ</text:h>
      <text:list text:style-name="L25">
        <text:list-item>
          <text:p text:style-name="P28"><text:span text:style-name="T1">Mimari:</text:span> Katmanlı Mimari (Presentation → Application → Business Logic → Security → Data).</text:p>
        </text:list-item>
      </text:list>
      <text:list text:style-name="L26">
        <text:list-item>
          <text:p text:style-name="P12">Bileşenler:</text:p>
        </text:list-item>
      </text:list>
      <text:list text:style-name="L27">
        <text:list-item>
          <text:p text:style-name="P29"><text:span text:style-name="T3">Secure Bridge</text:span>: Ana orkestrasyon.</text:p>
        </text:list-item>
      </text:list>
      <text:list text:style-name="L28">
        <text:list-item>
          <text:p text:style-name="P30"><text:span text:style-name="T3">Hybrid IDS</text:span>: Rule-based ve ML motorlarının birleşimi.</text:p>
        </text:list-item>
      </text:list>
      <text:list text:style-name="L29">
        <text:list-item>
          <text:p text:style-name="P31"><text:span text:style-name="T3">Blockchain</text:span>: Tamper-evident kayıt defteri.</text:p>
        </text:list-item>
      </text:list>
      <text:list text:style-name="L30">
        <text:list-item>
          <text:p text:style-name="P32"><text:span text:style-name="T3">API Server</text:span>: FastAPI tabanlı veri dağıtıcı.</text:p>
        </text:list-item>
      </text:list>
      <text:list text:style-name="L31">
        <text:list-item>
          <text:p text:style-name="P34"><text:span text:style-name="T1">Veri Akışı:</text:span> Asenkron WebSocket ve REST API entegrasyonu ile sıfır gecikmeli izleme.</text:p>
        </text:list-item>
      </text:list>
      <text:h text:style-name="P1" text:outline-level="4">7. YAZILIM MÜHENDİSLİĞİ PRENSİPLERİ</text:h>
      <text:list text:style-name="L32">
        <text:list-item>
          <text:p text:style-name="P35"><text:span text:style-name="T1">Modülerlik:</text:span> Her bileşen (Blockchain, IDS, CAN) birbirinden bağımsız geliştirilebilir.</text:p>
        </text:list-item>
      </text:list>
      <text:list text:style-name="L33">
        <text:list-item>
          <text:p text:style-name="P36"><text:span text:style-name="T1">Güvenlik:</text:span> Defense-in-Depth (Derinlemesine Savunma) stratejisi.</text:p>
        </text:list-item>
      </text:list>
      <text:list text:style-name="L34">
        <text:list-item>
          <text:p text:style-name="P37"><text:span text:style-name="T1">Desenler:</text:span> Strategy (IDS kuralları), Observer (Dashboard güncellemeleri), Singleton (Global State).</text:p>
        </text:list-item>
      </text:list>
      <text:h text:style-name="P1" text:outline-level="4">8. DURUM RAPORU (25 ARALIK 2025)</text:h>
      <text:list text:style-name="L35">
        <text:list-item>
          <text:p text:style-name="P38"><text:span text:style-name="T1">Tamamlanma Oranı:</text:span> <text:span text:style-name="T1">%95+</text:span></text:p>
        </text:list-item>
      </text:list>
      <text:list text:style-name="L36">
        <text:list-item>
          <text:p text:style-name="P39"><text:span text:style-name="T1">Senaryo Entegrasyonu:</text:span> <text:span text:style-name="T1">9 / 9</text:span> (Tüm senaryolar dashboard'a ve IDS'e entegre edildi).</text:p>
        </text:list-item>
      </text:list>
      <text:list text:style-name="L37">
        <text:list-item>
          <text:p text:style-name="P40"><text:span text:style-name="T1">Kod İstatistikleri:</text:span> <text:span text:style-name="T1">~7.000+ satır Python kodu</text:span>, 24 modül, 10+ test scripti.</text:p>
        </text:list-item>
      </text:list>
      <text:list text:style-name="L38">
        <text:list-item>
          <text:p text:style-name="P41"><text:span text:style-name="T1">Test Durumu:</text:span> ✅ Başarılı (Sistem tüm saldırı tiplerini başarıyla tespit edip önleyebiliyor).</text:p>
        </text:list-item>
      </text:list>
      <text:h text:style-name="P1" text:outline-level="4">9. SÜRÜM KONTROL VE KAYNAKLAR</text:h>
      <text:list text:style-name="L39">
        <text:list-item>
          <text:p text:style-name="P42"><text:span text:style-name="T1">GitHub:</text:span> <text:a xlink:type="simple" xlink:href="http://elektrikli-arac-sarj-istasyon-guvenligi-g10/" text:style-name="Internet_20_link" text:visited-style-name="Visited_20_Internet_20_Link"><text:span text:style-name="T4">elektrikli-arac-sarj-istasyon-guvenligi-g10</text:span></text:a></text:p>
        </text:list-item>
      </text:list>
      <text:list text:style-name="L40">
        <text:list-item>
          <text:p text:style-name="P33"><text:span text:style-name="T1">Branch:</text:span> <text:span text:style-name="T3">ML-olan-version</text:span> (En güncel ve kararlı sürüm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10:06:23.090450099</meta:creation-date>
    <dc:date>2025-12-25T10:07:26.504328055</dc:date>
    <meta:editing-duration>PT1M3S</meta:editing-duration>
    <meta:editing-cycles>1</meta:editing-cycles>
    <meta:document-statistic meta:table-count="0" meta:image-count="0" meta:object-count="0" meta:page-count="2" meta:paragraph-count="52" meta:word-count="459" meta:character-count="3279" meta:non-whitespace-character-count="2912"/>
    <meta:generator>LibreOffice/24.2.7.2$Linux_X86_64 LibreOffice_project/420$Build-2</meta:generator>
  </office:meta>
</office:document-meta>
</file>